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40.41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46.78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T-Histogram-Bench-jmh-resul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Score RT</text:p>
          </table:table-cell>
          <table:table-cell table:style-name="Default" office:value-type="string" calcext:value-type="string">
            <text:p>Score Error (99,9%) RT</text:p>
          </table:table-cell>
          <table:table-cell table:style-name="Default" office:value-type="string" calcext:value-type="string">
            <text:p>Score Laptop</text:p>
          </table:table-cell>
          <table:table-cell table:style-name="Default" office:value-type="string" calcext:value-type="string">
            <text:p>Score Error (99,9%) Laptop</text:p>
          </table:table-cell>
          <table:table-cell office:value-type="string" calcext:value-type="string">
            <text:p>Param: array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30264.041759" calcext:value-type="float">
            <text:p>30.264,04</text:p>
          </table:table-cell>
          <table:table-cell office:value-type="float" office:value="15086.450326" calcext:value-type="float">
            <text:p>15.086,45</text:p>
          </table:table-cell>
          <table:table-cell office:value-type="float" office:value="56133.417817" calcext:value-type="float">
            <text:p>56.133,42</text:p>
          </table:table-cell>
          <table:table-cell office:value-type="float" office:value="1019.098566" calcext:value-type="float">
            <text:p>1.019,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11957.229774" calcext:value-type="float">
            <text:p>11.957,23</text:p>
          </table:table-cell>
          <table:table-cell office:value-type="float" office:value="2058.613271" calcext:value-type="float">
            <text:p>2.058,61</text:p>
          </table:table-cell>
          <table:table-cell office:value-type="float" office:value="39475.74133" calcext:value-type="float">
            <text:p>39.475,74</text:p>
          </table:table-cell>
          <table:table-cell office:value-type="float" office:value="1125.813251" calcext:value-type="float">
            <text:p>1.125,8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t</text:p>
          </table:table-cell>
          <table:table-cell office:value-type="float" office:value="989.67983" calcext:value-type="float">
            <text:p>989,68</text:p>
          </table:table-cell>
          <table:table-cell office:value-type="float" office:value="1237.585866" calcext:value-type="float">
            <text:p>1.237,59</text:p>
          </table:table-cell>
          <table:table-cell office:value-type="float" office:value="13551.135886" calcext:value-type="float">
            <text:p>13.551,14</text:p>
          </table:table-cell>
          <table:table-cell office:value-type="float" office:value="437.686438" calcext:value-type="float">
            <text:p>437,69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Hist</text:p>
          </table:table-cell>
          <table:table-cell office:value-type="float" office:value="14464.63272" calcext:value-type="float">
            <text:p>14.464,63</text:p>
          </table:table-cell>
          <table:table-cell office:value-type="float" office:value="145.245534" calcext:value-type="float">
            <text:p>145,25</text:p>
          </table:table-cell>
          <table:table-cell office:value-type="float" office:value="36956.495161" calcext:value-type="float">
            <text:p>36.956,50</text:p>
          </table:table-cell>
          <table:table-cell office:value-type="float" office:value="1001.598739" calcext:value-type="float">
            <text:p>1.001,6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Parallel</text:p>
          </table:table-cell>
          <table:table-cell office:value-type="float" office:value="11990.996997" calcext:value-type="float">
            <text:p>11.991,00</text:p>
          </table:table-cell>
          <table:table-cell office:value-type="float" office:value="1291.24728" calcext:value-type="float">
            <text:p>1.291,25</text:p>
          </table:table-cell>
          <table:table-cell office:value-type="float" office:value="42652.542247" calcext:value-type="float">
            <text:p>42.652,54</text:p>
          </table:table-cell>
          <table:table-cell office:value-type="float" office:value="5736.043589" calcext:value-type="float">
            <text:p>5.736,0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2472.784183" calcext:value-type="float">
            <text:p>2.472,78</text:p>
          </table:table-cell>
          <table:table-cell office:value-type="float" office:value="387.254158" calcext:value-type="float">
            <text:p>387,25</text:p>
          </table:table-cell>
          <table:table-cell office:value-type="float" office:value="10556.101095" calcext:value-type="float">
            <text:p>10.556,10</text:p>
          </table:table-cell>
          <table:table-cell office:value-type="float" office:value="516.416524" calcext:value-type="float">
            <text:p>516,4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9:01:13.3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9:03:09.599000000</dc:date>
    <meta:editing-duration>PT34M12S</meta:editing-duration>
    <meta:editing-cycles>5</meta:editing-cycles>
    <meta:generator>LibreOffice/5.0.5.2$Windows_x86 LibreOffice_project/55b006a02d247b5f7215fc6ea0fde844b30035b3</meta:generator>
    <meta:document-statistic meta:table-count="1" meta:cell-count="42" meta:object-count="0"/>
  </office:meta>
</office:document-meta>
</file>